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</style:style>
    <style:style style:name="gr3" style:family="graphic" style:parent-style-name="standard">
      <style:graphic-properties draw:stroke="dash" draw:stroke-dash="Dash_5f_12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154cm" svg:height="1.109cm" svg:x="2.081cm" svg:y="1.79cm" svg:viewBox="0 0 1155 1110" draw:points="1155,1110 0,1110 0,0 1155,0">
          <text:p/>
        </draw:polygon>
        <draw:frame draw:style-name="gr2" draw:layer="layout" svg:width="1.415cm" svg:height="0.613cm" svg:x="0.684cm" svg:y="2.024cm">
          <draw:text-box>
            <text:p text:style-name="P1"><text:span text:style-name="T1">ВЫВОД </text:span></text:p>
          </draw:text-box>
        </draw:frame>
        <draw:frame draw:style-name="gr2" draw:layer="layout" svg:width="1.631cm" svg:height="0.613cm" svg:x="1.869cm" svg:y="1.262cm">
          <draw:text-box>
            <text:p text:style-name="P1"><text:span text:style-name="T1">РАБОТА </text:span></text:p>
          </draw:text-box>
        </draw:frame>
        <draw:line draw:style-name="gr3" draw:layer="layout" svg:x1="2.099cm" svg:y1="2.308cm" svg:x2="3.235cm" svg:y2="2.308cm">
          <text:p/>
        </draw:line>
        <draw:polygon draw:style-name="gr4" draw:layer="layout" svg:width="0.218cm" svg:height="0.961cm" svg:x="2.572cm" svg:y="1.864cm" svg:viewBox="0 0 219 962" draw:points="219,962 0,962 0,0 219,0">
          <text:p/>
        </draw:polygon>
        <draw:polygon draw:style-name="gr1" draw:layer="layout" svg:width="0.218cm" svg:height="0.961cm" svg:x="2.572cm" svg:y="1.864cm" svg:viewBox="0 0 219 962" draw:points="219,962 0,962 0,0 219,0">
          <text:p/>
        </draw:polygon>
        <draw:polygon draw:style-name="gr5" draw:layer="layout" svg:width="0.131cm" svg:height="0.406cm" svg:x="2.615cm" svg:y="1.938cm" svg:viewBox="0 0 132 407" draw:points="66,0 132,407 0,407">
          <text:p/>
        </draw:polygon>
        <draw:polygon draw:style-name="gr6" draw:layer="layout" svg:width="0.131cm" svg:height="0.406cm" svg:x="2.615cm" svg:y="1.938cm" svg:viewBox="0 0 132 407" draw:points="66,0 132,407 0,40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2" draw:display-name="Dash_12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1:46.109000000</meta:creation-date>
    <meta:editing-duration>PT12S</meta:editing-duration>
    <meta:editing-cycles>2</meta:editing-cycles>
    <meta:generator>LibreOffice/4.3.6.2$Windows_x86 LibreOffice_project/d50a87b2e514536ed401c18000dad4660b6a169e</meta:generator>
    <dc:date>2015-09-29T09:51:58.125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9:51:46.046000000"/>
  </office:meta>
</office:document-meta>
</file>